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erif" officeooo:rsid="000f1943" officeooo:paragraph-rsid="000f1943"/>
    </style:style>
    <style:style style:name="P2" style:family="paragraph" style:parent-style-name="Text_20_body">
      <style:paragraph-properties fo:text-align="start" style:justify-single-word="false"/>
      <style:text-properties style:font-name="Liberation Serif" officeooo:rsid="000f1943" officeooo:paragraph-rsid="000f1943"/>
    </style:style>
    <style:style style:name="P3" style:family="paragraph" style:parent-style-name="Text_20_body">
      <style:paragraph-properties fo:text-align="start" style:justify-single-word="false"/>
      <style:text-properties style:text-position="0% 100%" style:font-name="Liberation Serif" officeooo:rsid="000f1943" officeooo:paragraph-rsid="000f1943"/>
    </style:style>
    <style:style style:name="P4" style:family="paragraph" style:parent-style-name="Text_20_body">
      <style:paragraph-properties fo:text-align="start" style:justify-single-word="false"/>
      <style:text-properties style:text-position="0% 100%" style:font-name="Liberation Serif" officeooo:rsid="000fe84b" officeooo:paragraph-rsid="000fe84b"/>
    </style:style>
    <style:style style:name="P5" style:family="paragraph" style:parent-style-name="Text_20_body">
      <style:paragraph-properties fo:text-align="start" style:justify-single-word="false"/>
      <style:text-properties style:text-position="0% 100%" style:font-name="Liberation Serif" fo:font-weight="bold" officeooo:rsid="000fe84b" officeooo:paragraph-rsid="000fe84b" style:font-weight-asian="bold" style:font-weight-complex="bold"/>
    </style:style>
    <style:style style:name="P6" style:family="paragraph" style:parent-style-name="Text_20_body">
      <style:paragraph-properties fo:text-align="start" style:justify-single-word="false"/>
      <style:text-properties style:text-position="0% 100%" style:font-name="Liberation Serif" fo:font-weight="bold" officeooo:rsid="00102fcf" officeooo:paragraph-rsid="00102fcf" style:font-weight-asian="bold" style:font-weight-complex="bold"/>
    </style:style>
    <style:style style:name="P7" style:family="paragraph" style:parent-style-name="Text_20_body">
      <style:paragraph-properties fo:text-align="start" style:justify-single-word="false"/>
      <style:text-properties style:text-position="0% 100%" style:font-name="Liberation Serif" fo:font-weight="bold" officeooo:rsid="00106e5a" officeooo:paragraph-rsid="00106e5a" style:font-weight-asian="bold" style:font-weight-complex="bold"/>
    </style:style>
    <style:style style:name="P8" style:family="paragraph" style:parent-style-name="Text_20_body">
      <style:paragraph-properties fo:text-align="start" style:justify-single-word="false"/>
      <style:text-properties style:text-position="0% 100%" style:font-name="Liberation Serif" fo:font-weight="bold" officeooo:rsid="00118af3" officeooo:paragraph-rsid="00118af3" style:font-weight-asian="bold" style:font-weight-complex="bold"/>
    </style:style>
    <style:style style:name="P9" style:family="paragraph" style:parent-style-name="Text_20_body">
      <style:paragraph-properties fo:text-align="start" style:justify-single-word="false"/>
      <style:text-properties style:text-position="0% 100%" style:font-name="Liberation Serif" fo:font-weight="bold" officeooo:rsid="00131a3c" officeooo:paragraph-rsid="00131a3c" style:font-weight-asian="bold" style:font-weight-complex="bold"/>
    </style:style>
    <style:style style:name="P10" style:family="paragraph" style:parent-style-name="Title">
      <style:text-properties style:font-name="Liberation Serif" officeooo:rsid="000f1943" officeooo:paragraph-rsid="000f194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2fcf" style:font-weight-asian="normal" style:font-weight-complex="normal"/>
    </style:style>
    <style:style style:name="T4" style:family="text">
      <style:text-properties fo:font-weight="normal" officeooo:rsid="00118af3" style:font-weight-asian="normal" style:font-weight-complex="normal"/>
    </style:style>
    <style:style style:name="T5" style:family="text">
      <style:text-properties style:text-position="super 58%" fo:font-weight="normal" style:font-weight-asian="normal" style:font-weight-complex="normal"/>
    </style:style>
    <style:style style:name="T6" style:family="text">
      <style:text-properties style:text-position="0% 100%"/>
    </style:style>
    <style:style style:name="T7" style:family="text">
      <style:text-properties style:text-position="0% 1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ights of Change Seminar: Notes</text:p>
      <text:p text:style-name="P1">Professors Brian Henderson (1936 – 2017), Daniel J. Bradley (1928 - 2010)</text:p>
      <text:p text:style-name="P1">Seminar by <text:span text:style-name="T1">Werner Blau</text:span><text:span text:style-name="T2">.</text:span></text:p>
      <text:p text:style-name="P2"><text:span text:style-name="T2">Responsible for bringing laser physics to Ireland.</text:span></text:p>
      <text:p text:style-name="P2"><text:span text:style-name="T2">Began with a departmental coffee ~14/Oct./1983 @ 11a.m., Brian Henderson’s letter of resignation Wednesday before, Bradley had a debilitating stroke on the 21</text:span><text:span text:style-name="T5">st </text:span><text:span text:style-name="T7">, Dan O’ Connell died a few years later of a heart attack.</text:span></text:p>
      <text:p text:style-name="P3"><text:span text:style-name="T2">None of the four had academic background’s, unusual for the time. </text:span></text:p>
      <text:p text:style-name="P4"><text:span text:style-name="T2">Quote about fundamental laws of physics complete, very wrong. Afterward, Einstein’s photon, Michelson-Morley experiment, etc.</text:span></text:p>
      <text:p text:style-name="P4"><text:span text:style-name="T2">1946, Erasmus Prof. Ernest Walton, only Irish Nobel Laureate, for ‘splitting the atom’ in 1932 with John Cockcroft in Cambridge. </text:span></text:p>
      <text:p text:style-name="P4"><text:span text:style-name="T2">First Cyclotron 104 million Swiss francs, whereas trinity had only ~35,000 punts.</text:span></text:p>
      <text:p text:style-name="P4"><text:span text:style-name="T2">Walton retires 1974 at 70, Physics Department of only 5 people remained. Decrepit equipment, out of date curriculum.</text:span></text:p>
      <text:p text:style-name="P5">Brian Henderson:<text:span text:style-name="T2"> 19</text:span><text:span text:style-name="T5">th</text:span><text:span text:style-name="T2"> Erasmus Smith Professor ‘74-’84</text:span></text:p>
      <text:p text:style-name="P5"><text:span text:style-name="T2">Cleared out Physics department, </text:span><text:span text:style-name="T3">reconstructured.</text:span></text:p>
      <text:p text:style-name="P5"><text:span text:style-name="T2">Was born into a coal mining family in Devonshire. Did a Degree in Metallurgy, in TWO years did PhD (Solid State Physics). Studied afterward defects in crystalline solids and wrote a book of the same name.</text:span></text:p>
      <text:p text:style-name="P5"><text:span text:style-name="T2">Came to Dublin, brought large quantities of magnets, valve electronics. Got Nitrogen Liquefier, Helium Liquefier </text:span><text:span text:style-name="T3">(which never really produced anything). Had to buy in Helium.</text:span></text:p>
      <text:p text:style-name="P6"><text:span text:style-name="T2">Brought trinity physics from backwards nuclear physics research to a technologically forward department. From 6 people initially to 12 within 10 years. Extended space for physics by getting Dixon Hall, now SNIAM. Introduced Departmental Coffees, for interaction of department. Founded D.U. PhySoc, Fri. 13</text:span><text:span text:style-name="T5">th</text:span><text:span text:style-name="T2"> Feb. 1977, Topic: Part played by Irish Physicists in making of modern physics. (Was a direct ~ rude ~ man)</text:span></text:p>
      <text:p text:style-name="P6"><text:span text:style-name="T2">Grave on his farm by his wife Sheila.</text:span></text:p>
      <text:p text:style-name="P6">Dan Bradley: <text:span text:style-name="T2">Prof. Of Optical Electronics ‘80 – ‘84.</text:span></text:p>
      <text:p text:style-name="P7"><text:span text:style-name="T2">One of the main introducers of Laser Research to British Isles. Brought Werner Blau over.</text:span></text:p>
      <text:p text:style-name="P7"><text:span text:style-name="T2">Born in Derry to a family of Postal Workers. Half scholarship at Queens, couldn’t afford, got full kings scholarship at St. Marys, taught primary, while studying maths at University of London, then <text:s/>got a degree in physics at top of class at UL, top of his class.</text:span></text:p>
      <text:p text:style-name="P7"><text:span text:style-name="T2">PhD with fabreparo Spectrometer, then started working on lasers, 4 years after their discovery. 5 years later, head of department Queen’s, created Physics research group of 80 ~men for Lasers.</text:span></text:p>
      <text:p text:style-name="P7"><text:soft-page-break/><text:span text:style-name="T2">During Troubles, were worried for their and their children’s safety, as were working for British. Got dog, which didn’t last long (BLUEBEARD). Then, went to London. Built another large group as head of department, but with much trouble from admin (and Thatcher), easily drawn to Trinity.</text:span></text:p>
      <text:p text:style-name="P7"><text:span text:style-name="T2">Provost at the time, Bill Watson. Wanted Bradley to be Bursor, </text:span><text:span text:style-name="T4">but wasn't elected fellow. Watson got board to elect him outside of Trinity Monday so that he could do it, but he only lasted 8 months. He then converted 23, 24 Westland Row into LASER labs, where now there is a coffee shop. Dep in sorry state.</text:span></text:p>
      <text:p text:style-name="P8"><text:span text:style-name="T2">Won BP Venture Research Funding with two others. About 200,000 pounds, now about a million.</text:span></text:p>
      <text:p text:style-name="P8"><text:span text:style-name="T2"/></text:p>
      <text:p text:style-name="P9">These two men brought Trinity Physics into the modern era, reason why trinity is relevant in research n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12:05:01.592333172</meta:creation-date>
    <dc:date>2024-10-04T12:58:34.730704718</dc:date>
    <meta:editing-duration>PT7M38S</meta:editing-duration>
    <meta:editing-cycles>2</meta:editing-cycles>
    <meta:generator>LibreOffice/24.2.5.2$Linux_X86_64 LibreOffice_project/420$Build-2</meta:generator>
    <meta:document-statistic meta:table-count="0" meta:image-count="0" meta:object-count="0" meta:page-count="2" meta:paragraph-count="24" meta:word-count="521" meta:character-count="3230" meta:non-whitespace-character-count="2728"/>
  </office:meta>
</office:document-meta>
</file>